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995cm" svg:height="13.175cm" svg:x="10.015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2 11 7 14 0 5 10 9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4 12 3 15 0 13 10 1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8 9 5 3 14 15 10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5 14 3 15 1 10 8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3 0 12 13 15 9 10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8 15 13 2 9 6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4 15 1 11 5 4 2 8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5 0 12 14 15 9 2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7 1 4 2 11 14 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 0 15 3 4 2 14 5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5 1 14 0 15 11 12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7 12 8 2 5 1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12 8 1 7 6 2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5 7 3 2 6 0 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15 6 11 1 13 2 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4 0 4 9 15 11 5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5 4 3 8 9 5 2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1 7 1 12 13 0 10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4 15 1 13 11 0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15 11 12 8 5 1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11 7 14 12 1 8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7 13 3 14 9 0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0 7 13 4 10 11 1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5 15 3 4 14 10 9 8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8 4 9 5 15 14 3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9 13 0 7 4 14 10 3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7 12 9 8 6 3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 13 6 7 3 8 12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9 12 15 0 6 13 2 3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8 7 4 10 13 6 3 9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5 4 9 13 2 11 8 6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7 13 1 4 11 10 8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6 0 15 1 11 13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1 7 10 13 14 11 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0 7 6 11 13 9 4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16.1354" calcext:value-type="float">
            <text:p>16.1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16.1354" calcext:value-type="float">
            <text:p>16.1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16.1354" calcext:value-type="float">
            <text:p>16.1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16.6143" calcext:value-type="float">
            <text:p>16.614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16.6143" calcext:value-type="float">
            <text:p>16.614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16.6143" calcext:value-type="float">
            <text:p>16.614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1 14 4 5 10 0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14 3 12 2 7 0 13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19.1376" calcext:value-type="float">
            <text:p>19.13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19.1376" calcext:value-type="float">
            <text:p>19.13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19.1376" calcext:value-type="float">
            <text:p>19.13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3:13:44.807299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3-06T01:53:27.146412418</dc:date>
    <meta:editing-duration>PT4H9M18S</meta:editing-duration>
    <meta:editing-cycles>7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101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96cm" svg:height="13.176cm" xlink:href=".." xlink:type="simple" chart:class="chart:scatter" chart:style-name="ch1">
        <chart:title svg:x="6.772cm" svg:y="0.399cm" chart:style-name="ch2">
          <text:p>Benchmark 100m8i5d</text:p>
        </chart:title>
        <chart:plot-area chart:style-name="ch3" table:cell-range-address="Sheet1.B2:Sheet1.C96 Sheet1.B1:Sheet1.B1" chart:data-source-has-labels="row" svg:x="1.37cm" svg:y="1.441cm" svg:width="16.267cm" svg:height="10.491cm">
          <chartooo:coordinate-region svg:x="1.991cm" svg:y="1.64cm" svg:width="15.459cm" svg:height="9.645cm"/>
          <chart:axis chart:dimension="x" chart:name="primary-x" chart:style-name="ch4">
            <chart:title svg:x="8.215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96</svg:desc>
                </draw:g>
              </table:table-cell>
              <table:table-cell office:value-type="float" office:value="14.2699">
                <text:p>14.2699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16.1354">
                <text:p>16.1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6.1354">
                <text:p>16.1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.1354">
                <text:p>16.1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16.6143">
                <text:p>16.6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6.6143">
                <text:p>16.6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6.6143">
                <text:p>16.6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9.1376">
                <text:p>19.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.1376">
                <text:p>19.1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19.1376">
                <text:p>19.1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